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New" svg:font-family="Courier New"/>
    <style:font-face style:name="Lucida Console" svg:font-family="Lucida Console"/>
    <style:font-face style:name="Palatino" svg:font-family="Palatino"/>
    <style:font-face style:name="Palatino Linotype" svg:font-family="Palatino Linotyp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Palatino" fo:font-size="13.0pt" fo:color="#000000"/>
    </style:style>
    <style:style style:name="P2" style:family="paragraph" style:parent-style-name="Standard">
      <style:paragraph-properties fo:margin-bottom="0.0833in"/>
      <style:text-properties style:font-name="Palatino Linotype" fo:font-size="11.0pt" fo:color="#000000"/>
    </style:style>
    <style:style style:name="P3" style:family="paragraph" style:parent-style-name="Standard">
      <style:paragraph-properties fo:margin-bottom="0.0833in"/>
      <style:text-properties style:font-name="Lucida Console" fo:font-size="11.0pt" fo:color="#000000"/>
    </style:style>
    <style:style style:name="P4" style:family="paragraph" style:parent-style-name="Standard">
      <style:paragraph-properties fo:margin-bottom="0.0833in"/>
      <style:text-properties style:font-name="Palatino" fo:font-size="11.0pt" fo:color="#000000"/>
    </style:style>
    <style:style style:name="P5" style:family="paragraph" style:parent-style-name="Standard">
      <style:text-properties style:font-name="Palatino" fo:font-size="11.0pt" fo:color="#000000"/>
    </style:style>
    <style:style style:name="P6" style:family="paragraph" style:parent-style-name="Standard">
      <style:text-properties style:font-name="Lucida Console" fo:font-size="11.0pt" fo:color="#000000"/>
    </style:style>
    <style:style style:name="P7" style:family="paragraph" style:parent-style-name="Standard">
      <style:text-properties style:font-name="Palatino Linotype" fo:font-size="11.0pt" fo:color="#000000"/>
    </style:style>
    <style:style style:name="P8" style:family="paragraph" style:parent-style-name="Standard">
      <style:paragraph-properties fo:margin-top="0.1667in" fo:margin-bottom="0.0833in"/>
      <style:text-properties style:font-name="Palatino" fo:font-size="13.0pt" fo:color="#000000"/>
    </style:style>
    <style:style style:name="P9" style:family="paragraph" style:parent-style-name="Standard">
      <style:paragraph-properties fo:text-align="center"/>
      <style:text-properties style:font-name="Lucida Console" fo:font-size="12.0pt" fo:color="#000000"/>
    </style:style>
    <style:style style:name="P10" style:family="paragraph" style:parent-style-name="Standard">
      <style:text-properties style:font-name="Times" fo:font-size="12.0pt"/>
    </style:style>
    <style:style style:name="P11" style:family="paragraph" style:parent-style-name="Standard">
      <style:text-properties style:font-name="Courier New" fo:font-size="11.0pt" fo:color="#000000"/>
    </style:style>
    <style:style style:name="P12" style:family="paragraph" style:parent-style-name="Standard">
      <style:paragraph-properties fo:margin-top="0.1667in" fo:margin-bottom="0.0833in"/>
      <style:text-properties style:font-name="Palatino" fo:font-size="12.0pt" fo:color="#000000"/>
    </style:style>
    <style:style style:name="P13" style:family="paragraph" style:parent-style-name="Standard">
      <style:paragraph-properties fo:margin-left="0.5000in" fo:text-indent="-0.5000in">
        <style:tab-stops>
          <style:tab-stop style:position="0.1528in"/>
          <style:tab-stop style:position="0.5000in"/>
        </style:tab-stops>
      </style:paragraph-properties>
      <style:text-properties style:font-name="Palatino Linotype" fo:font-size="11.0pt" fo:color="#000000"/>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15" style:family="paragraph" style:parent-style-name="Standard">
      <style:paragraph-properties fo:margin-bottom="0.1965in"/>
      <style:text-properties style:font-name="Times" fo:font-size="12.0pt" fo:color="#000000"/>
    </style:style>
    <style:style style:name="P16" style:family="paragraph" style:parent-style-name="Standard">
      <style:paragraph-properties fo:text-align="center"/>
      <style:text-properties style:font-name="Palatino Linotype" fo:font-size="11.0pt" fo:color="#000000"/>
    </style:style>
    <style:style style:name="P17" style:family="paragraph" style:parent-style-name="Standard">
      <style:paragraph-properties fo:text-align="center"/>
      <style:text-properties style:font-name="Palatino" fo:font-size="11.0pt" fo:color="#000000"/>
    </style:style>
    <style:style style:name="P18" style:family="paragraph" style:parent-style-name="Standard">
      <style:paragraph-properties fo:text-align="center"/>
      <style:text-properties style:font-name="Times New Roman" fo:font-size="12.0pt" fo:color="#000000"/>
    </style:style>
    <style:style style:name="P19"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Palatino Linotype" fo:font-size="11.0pt" fo:color="#000000"/>
    </style:style>
    <style:style style:name="P20" style:family="paragraph" style:parent-style-name="Standard">
      <style:paragraph-properties fo:margin-bottom="0.0833in" fo:margin-left="1.0000in" fo:text-indent="-1.0000in">
        <style:tab-stops>
          <style:tab-stop style:position="0.6528in"/>
          <style:tab-stop style:position="1.0000in"/>
        </style:tab-stops>
      </style:paragraph-properties>
      <style:text-properties style:font-name="Palatino Linotype" fo:font-size="11.0pt" fo:color="#000000"/>
    </style:style>
    <style:style style:name="P21" style:family="paragraph" style:parent-style-name="Standard">
      <style:paragraph-properties fo:text-indent="-0.0139in"/>
      <style:text-properties style:font-name="Palatino Linotype" fo:font-size="11.0pt" fo:color="#000000"/>
    </style:style>
    <style:style style:name="T1" style:family="text">
      <style:text-properties fo:font-weight="bold" fo:font-weight-asian="bold" fo:font-weight-complex="bold"/>
    </style:style>
    <style:style style:name="T2" style:family="text">
      <style:text-properties style:font-name="Palatino Linotype"/>
    </style:style>
    <style:style style:name="T3" style:family="text">
      <style:text-properties style:font-name="Lucida Console"/>
    </style:style>
    <style:style style:name="T4" style:family="text">
      <style:text-properties style:font-name="Palatino"/>
    </style:style>
    <style:style style:name="T5" style:family="text">
      <style:text-properties style:font-name="Courier New"/>
    </style:style>
    <style:style style:name="T6" style:family="text">
      <style:text-properties style:text-position="super 100%"/>
    </style:style>
    <style:style style:name="T7" style:family="text">
      <style:text-properties style:font-name="Lucida Console" fo:font-size="15.0pt" fo:font-size-asian="15.0pt" fo:font-size-complex="15.0pt"/>
    </style:style>
    <style:style style:name="T8" style:family="text">
      <style:text-properties fo:font-style="italic" fo:font-style-asian="italic" fo:font-style-complex="italic"/>
    </style:style>
    <style:style style:name="T9" style:family="text">
      <style:text-properties fo:font-style="italic" fo:font-style-asian="italic" fo:font-style-complex="italic" style:text-position="sub 100%"/>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style>
  </office:automatic-styles>
  <office:body>
    <office:text>
      <text:p text:style-name="P1"><text:span text:style-name="T1">Exact <text:s/>matching: Z, KMP, Boyer Moore</text:span></text:p>
      <text:p text:style-name="P2"/>
      <text:p text:style-name="P2">1. The Boyer Moore (BM) algorithm uses a “bad character” rule in addition to the suffix rule for determining how far to shift the pattern across the text after a mis-match. In short, BM compares the pattern against the text, character by character, starting at the end of the pattern. Once a mismatch occurs—character x in the pattern is aligned to character y in the text—the BM “bad character rule” shifts the pattern to the first occurrence of character y in the pattern. In addition, BM uses a “good suffix rule”, shifting the pattern, after a mis-match, to the point where the suffix of the pattern that has been compared against the text matches again within the pattern. In contrast, the KMP algorithm, compares the pattern from left to right, and uses a “good prefix” rule, shifting the pattern until a prefix of the pattern matches the suffix of the already-compared region of the pattern. <text:line-break/><text:line-break/>It is possible to add a “bad character” rule to KMP in addition to the “good prefix” rule. Evaluate how efficient this rule is and explain why it is more effective in the Boyer-Moore algorithm.</text:p>
      <text:p text:style-name="P2"/>
      <text:p text:style-name="P2">2. The genomes of many bacteria are circular. <text:s/>In order to represent the data in a linear form, genome assembly programs pick a random location in the genome to break the circle. <text:s/>Thus, it is possible that running the same program multiple times we would get different answers, corresponding to different circular rotations of the same string. <text:s/>Using the Z values described in class, describe a simple algorithm that identifies whether two DNA strings are circular rotations of each other. For example, string ACATTCAT is a circular rotation of string TTCATACA. <text:s/>(Hint: this algorithm is a simple extension of the algorithm used to perform string matching based on Z values).<text:line-break/></text:p>
      <text:p text:style-name="P3"><text:span text:style-name="T2">3. Exact string matching.<text:line-break/><text:line-break/>a) The steps outlined below represent an execution of the KMP algorithm (text on top, pattern on bottom)<text:line-break/><text:line-break/></text:span>(i) ABCABCDABABCDABDABDE <text:s text:c="8"/>(ii) <text:s/>ABCABCDABABCDABDABDE<text:line-break/><text:s text:c="4"/>|||X <text:s text:c="33"/>||||||X<text:line-break/><text:s text:c="4"/>ABCDABD <text:s text:c="30"/>ABCDABD</text:p>
      <text:p text:style-name="P2"><text:span text:style-name="T3"><text:line-break/>(iii) ABCABCDABABCDABDABDE <text:s text:c="6"/>(iv) <text:s/>ABCABCDABABCDABDABDE<text:line-break/><text:s text:c="15"/>X <text:s text:c="31"/>|||||||<text:line-break/><text:s text:c="13"/>ABCDABD <text:s text:c="27"/>ABCDABD<text:line-break/></text:span>In step (i), the pattern is matched until a mismatch occurs at the 4th character. <text:s/>Since no suffix of the matched portion matches a prefix of the whole pattern (no prefix and suffix of ABC match each other), the pattern is shifted beyond the aligned region and the matching continues from the beginning of the pattern. <text:s/>In (ii) a mismatch is found at position 7 in the pattern and the pattern is shifted (iii) so that the common prefix and suffix of the matched regions are aligned (the first AB in the pattern is placed where the second AB matched at step (ii)). <text:s/>The third position in the pattern is compared to the text and results in a mismatch. The pattern is then shifted past this position and a match is found.<text:line-break/><text:line-break/>Using this execution as an example, provide an argument why the overall running time of the algorithm proportional to the sum of the lengths of pattern and text.<text:line-break/><text:line-break/>b) During the execution of the algorithm described in class for computing Z values, when computing the value Z[i] we relied on the Z-value for a position j &lt; i such that <text:line-break/><text:line-break/>(i) Z[j] extends the farthest in the string (j + Z[j] is maximum over all choices of j &lt; i) and <text:line-break/>(ii) j + Z[j] &gt; i <text:s text:c="2"/><text:line-break/><text:line-break/>Would the algorithm still work efficiently (linear time) if only the second condition were satisfied? Which part of the reasoning would fall apart?</text:p>
      <text:p text:style-name="P2">Hint: this is related to part a) of this question <text:s/></text:p>
      <text:p text:style-name="P2"/>
      <text:p text:style-name="P4"><text:span text:style-name="T2">4. </text:span>What are the sp(i) values for the string below (think pattern in the KMP algorithm):<text:line-break/>P = <text:s/>A C T T A C T A A C T C T A A T A G G A C T T A C T C T A<text:line-break/>sp = <text:line-break/>b) Assume you are matching the string above against a long text, e.g. the human genome. <text:s/>Assume you've matched all characters up to position 10 (starting the numbering from 0, string ending at AACT), but mismatched on the 4th C of the pattern. <text:s/><text:line-break/>How far will you have to shift the pattern before attempting to match the string again? <text:s/><text:line-break/>Which is the next character in the pattern that will be compared to the text?</text:p>
      <text:p text:style-name="P5">(simply draw the next position of the pattern below and circle or underline the character that will be compared to the text)<text:line-break/><text:s/>P = <text:s/>A C T T A C T A A C T C T A A T A G G A C T T A C T C T A</text:p>
      <text:p text:style-name="P5"><text:line-break/>c) With the help of the example from part 1, can you figure out some of the following relationships? Please explain.<text:line-break/></text:p>
      <text:p text:style-name="P4"><text:s/>Define one possible relationship between sp(i) and sp(i – 1).<text:line-break/>Can you define a similar relationship between Z[i] and Z[i – 1]?<text:line-break/><text:line-break/>Assuming you already know all the Z-values for a string, could <text:s/>you use them to compute the sp(i) values? <text:s/>In other words, what is the relationship between the sp values and the Z values? </text:p>
      <text:p text:style-name="P4"/>
      <text:p text:style-name="P2"/>
      <text:p text:style-name="P2"><text:span text:style-name="T4">5. The Z algorithm</text:span><text:line-break/>a) Write out the Z-values for the following string:</text:p>
      <text:p text:style-name="P6"><text:s text:c="20"/>1 1 1 1 1 1 1 1 1 1 2 2 2 1<text:line-break/>0 1 2 3 4 5 6 7 8 9 0 1 2 3 4 5 6 7 8 9 0 1 2 3</text:p>
      <text:p text:style-name="P6">A G A G A G A C C A G C A G A G A G A G A C G T </text:p>
      <text:p text:style-name="P5">b) Assume you are trying to compute Z[14] <text:s/>- please explain how you compute this value using the efficient algorithm described in class. <text:s/>Specifically:</text:p>
      <text:p text:style-name="P5">a) what are the values for j and Z[j]?</text:p>
      <text:p text:style-name="P4">b) which earlier value of Z do you need to make this computation?<text:line-break/>c) do you need to perform any additional character comparisons?</text:p>
      <text:p text:style-name="P4"/>
      <text:p text:style-name="P4">6. KMP algorithm</text:p>
      <text:p text:style-name="P7">a) Given the following text and pattern (aligned as in the figure below), indicate where you can shift the pattern after the mismatch at position 15 in the text. <text:s/>Where will the pattern be shifted afterward? <text:s/>How many shifts total (starting from the position shown below) are necessary to find a match?</text:p>
      <text:p text:style-name="P6"><text:s text:c="20"/>1 1 1 1 1 1 1 1 1 1 2 2 2 2 2 2 2 2 2 2 3 3 3<text:span text:style-name="T2"><text:line-break/></text:span>0 1 2 3 4 5 6 7 8 9 0 1 2 3 4 5 6 7 8 9 0 1 2 3 4 5 6 7 8 9 0 1 2</text:p>
      <text:p text:style-name="P6">G C C T A G C A G G T A C A G T G A G G T A C A G C T C T G A C T</text:p>
      <text:p text:style-name="P6"><text:s text:c="14"/>A G G T A C A G C T C T G A</text:p>
      <text:p text:style-name="P7">b) We argued in class that the shift rules allow the KMP algorithm to execute in linear time. <text:s/>Yet, in the example above, the algorithm compares the pattern to the same character in the text (at position 15) multiple times. <text:s/>Can you bound the number of times such "repeat" comparisons can happen during the execution of KMP? <text:s/>Please explain.</text:p>
      <text:p text:style-name="P7">c) In the class we defined sp(i) to be the length of the longest suffix of P[0..i] that matches a prefix of P. <text:s/>Assume we instead compute a new value sp'(i) which represents the length of the longest suffix of P[0..i] <text:s/>that matches a prefix of P, and P[p'(i)] != P[i+1] (the characters following the matched regions are different).</text:p>
      <text:p text:style-name="P5"><text:line-break/>Will the KMP algorithm still work (in linear time) if we substituted the sp(i) values with the new sp'(i) values? <text:s/>Argue that the shifts are still correct, i.e. by shifting according to the sp'(i) values you will not miss any matches.</text:p>
      <text:p text:style-name="P7"/>
      <text:p text:style-name="P5">7. Define sp(i) values used by the KMP algorithm and describe how these values can be used to speed up the alignment of a pattern P along a text T. <text:s/>Please indicate whether the sp values are computed within the pattern or the text.</text:p>
      <text:p text:style-name="P8"><text:span text:style-name="T1">Suffix trees, suffix arrays</text:span></text:p>
      <text:p text:style-name="P4"><text:span text:style-name="T2">1. Remember that a suffix tree is a compressed representation of all suffixes in a string, such that each suffix is represented by a different leaf in the tree. The least common ancestor of two nodes in a t</text:span>ree is the lowest node shared by the paths from the two nodes to the root. Assume n is the least common ancestor of leaves i and j in a suffix tree for string S.<text:line-break/><text:line-break/>a) What does this node represent?<text:line-break/>b) Describe an algorithm that will compute the Z values for S, using the suffix tree.<text:line-break/><text:line-break/>Reminder: for any location i in S, Z[i] is the longest prefix of S[i..n] that matches a prefix S.<text:line-break/></text:p>
      <text:p text:style-name="P4">2. Construct the suffix tree for the string: <text:s/>ATATCCATCAT$ Please label each leaf with the corresponding suffix sequence. <text:s/>Also indicate the suffix links. </text:p>
      <text:p text:style-name="P4"/>
      <text:p text:style-name="P4">2b. Given the following string, construct a suffix tree, including the suffix links. <text:s/>GATATAGTAG</text:p>
      <text:p text:style-name="P4">(Note: this will be messy - draw carefully. <text:s/>Also, no need to draw suffix links that point to the root of the tree)</text:p>
      <text:p text:style-name="P4"/>
      <text:p text:style-name="P2"/>
      <text:p text:style-name="P2"><text:span text:style-name="T4">3. </text:span>Suffix trees</text:p>
      <text:p text:style-name="P7">a) Complete the suffix tree shown below for the string: <text:s/>ACAACCACACCAAA$ <text:line-break/><text:line-break/>Please add all the remaining suffixes indicating where they fit in the tree</text:p>
      <text:p text:style-name="P7">Please add all the suffix links</text:p>
      <text:p text:style-name="P7">If necessary, you can redraw the tree on a separate page.</text:p>
      <text:p text:style-name="P7"/>
      <text:p text:style-name="P6">C A A C C A C A C C A A A $</text:p>
      <text:p text:style-name="P9">A C A A C C A C A C C A A A $</text:p>
      <text:p text:style-name="P9">C A C C A A A $</text:p>
      <text:p text:style-name="P9">C A C A C C A A A $</text:p>
      <text:p text:style-name="P9">A C C A C A C C A A A $</text:p>
      <text:p text:style-name="P9">C A C A C C A A A $</text:p>
      <text:p text:style-name="P10">1</text:p>
      <text:p text:style-name="P10">5</text:p>
      <text:p text:style-name="P10">6</text:p>
      <text:p text:style-name="P10">2</text:p>
      <text:p text:style-name="P10">4</text:p>
      <text:p text:style-name="P10">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4. <text:s/>a) In class we mentioned that a trie structure can be used to store multiple patterns and simultaneously align them against a text. <text:s/>Describe an algorithm that can align such a collection of patterns against a text in time proportional to the size of the trie (as opposed to the trivial solution that takes time proportional to the sum of the sizes of the patterns).</text:p>
      <text:p text:style-name="P5"/>
      <text:p text:style-name="P5">b) Describe how you would use a suffix tree to compute the sp(i) values for the KMP algorithm. <text:s/>How would the algorithm change if you tried to compute the sp'(i) values defined in 3c? <text:line-break/><text:line-break/>Hints: Think of where the whole string is stored in the tree.<text:line-break/><text:s text:c="11"/>The sp' values might be easier to compute<text:line-break/><text:s text:c="11"/>Try to think of the relationship between different suffixes of the tree and how they relate to the sp values.<text:span text:style-name="T5"><text:line-break/></text:span></text:p>
      <text:p text:style-name="P7"/>
      <text:p text:style-name="P11">5. Suffix arrays and Burrows-Wheeler Transform.</text:p>
      <text:p text:style-name="P7"/>
      <text:p text:style-name="P7">What is the string corresponding to the Burrows-Wheeler Transform shown below? <text:s/>Only the first and last columns from the BWT table are shown.</text:p>
      <text:p text:style-name="P7"/>
      <text:p text:style-name="P6"><text:s text:c="11"/>$ <text:s/>a</text:p>
      <text:p text:style-name="P6"><text:s text:c="11"/>a <text:s/>c</text:p>
      <text:p text:style-name="P6"><text:s text:c="11"/>a <text:s/>t</text:p>
      <text:p text:style-name="P6"><text:s text:c="11"/>a <text:s/>g</text:p>
      <text:p text:style-name="P6"><text:s text:c="11"/>c <text:s/>c</text:p>
      <text:p text:style-name="P6"><text:s text:c="11"/>c <text:s/>a</text:p>
      <text:p text:style-name="P6"><text:s text:c="11"/>g <text:s/>g</text:p>
      <text:p text:style-name="P6"><text:s text:c="11"/>g <text:s/>$</text:p>
      <text:p text:style-name="P6"><text:s text:c="11"/>t <text:s/>t</text:p>
      <text:p text:style-name="P6"><text:s text:c="11"/>t <text:s/>a</text:p>
      <text:p text:style-name="P7"/>
      <text:p text:style-name="P11">(and another)</text:p>
      <text:p text:style-name="P7"/>
      <text:p text:style-name="P6"><text:s text:c="11"/>$ <text:s/>g</text:p>
      <text:p text:style-name="P6"><text:s text:c="11"/>a <text:s/>$</text:p>
      <text:p text:style-name="P6"><text:s text:c="11"/>a <text:s/>g</text:p>
      <text:p text:style-name="P6"><text:s text:c="11"/>a <text:s/>a</text:p>
      <text:p text:style-name="P6"><text:s text:c="11"/>c <text:s/>a</text:p>
      <text:p text:style-name="P6"><text:s text:c="11"/>c <text:s/>a</text:p>
      <text:p text:style-name="P6"><text:s text:c="11"/>g <text:s/>c</text:p>
      <text:p text:style-name="P6"><text:s text:c="11"/>g <text:s/>t</text:p>
      <text:p text:style-name="P11"><text:s text:c="11"/>t <text:s/>c</text:p>
      <text:p text:style-name="P5"/>
      <text:p text:style-name="P5">6. Write the pseudo-code for a function that uses the suffix tree of a string S to compute the suffix array of S.</text:p>
      <text:p text:style-name="P12"><text:span text:style-name="T1">Dynamic programming sequence alignment</text:span></text:p>
      <text:p text:style-name="P4">1. (fitting alignment) Suppose we have sequences v = v1, ... , vn and w = w1, ..., wm, where v is longer than w. We wish to find a substring of v which best matches all of w. Global alignment won’t work because it will try to align all of v. Local alignment won’t work because it may not align all of w. The problem (called the fitting problem) can be formulated as the problem of finding a substring v’ of v that maximizes the score of alignment s(v’, w) among all substrings of v. Give an algorithm which computes the optimal fitting alignment in O(nm) time. Describe both how to compute the score of this alignment and how to compute the actual alignment.<text:line-break/><text:line-break/>Note: You don’t need to spell out all the details of the algorithm. If you use the traditional dynamic programming approach, it is sufficient to specify the initial conditions (what values are written in the first row/column of the matrix), where will the score for this best alignment be located in the matrix, and whether you use the global alignment recurrence in the algorithm (max value between left, diagonal, and above), or the local alignment recurrence that allows the alignment to restart at any location by taking the maximum of four values: 0 and the three values mentioned above.</text:p>
      <text:p text:style-name="P5">2. In class we discussed two approaches to sequence alignment - global and local alignment. <text:s/>A global alignment requires the two sequences to be aligned end-to-end while a local alignment allows one to ignore any mismatches occurring at the end of the sequences. <text:s/>There is, however, a middle ground - the <text:span text:style-name="T1">semiglobal</text:span><text:s/>alignment. <text:s/>In a semi-global alignment all characters in the two sequences must be aligned, however only gaps internal to the alignment are counted, while gaps at either end of the alignment are "free". <text:s/><text:line-break/>For example, the following sequences aligned optimally using global alignment:<text:line-break/><text:line-break/><text:span text:style-name="T3">CAGCACTTGGATTCTCCGG<text:line-break/>CAGC-----G-T-----GG<text:line-break/><text:line-break/></text:span>can be aligned optimally in a semiglobal fashion as follows:<text:line-break/><text:line-break/><text:span text:style-name="T3">CAGCA-CTTGGATTCTCGG<text:line-break/>---CAGCGTGG--------<text:line-break/><text:line-break/></text:span>Describe a dynamic programming algorithm that computes the semiglobal alignment of two strings in time O(mn). <text:s/></text:p>
      <text:p text:style-name="P5"/>
      <text:p text:style-name="P5">3. In class we described a dynamic programming algorithm for computing an optimal alignment with affine gaps using four different dynamic programming tables (V,E,F,G). <text:s/>Describe a dynamic programming for the same problem that only requires one table, though the running time might be higher (O(n3)).</text:p>
      <text:p text:style-name="P7"/>
      <text:p text:style-name="P7">As a recap, affine gap penalties assign a penalty of gopen+k gextend for every stretch of k gaps in a row within the alignment.</text:p>
      <text:p text:style-name="P7"/>
      <text:p text:style-name="P7">Please describe the following.</text:p>
      <text:p text:style-name="P7">a) Subproblem (what is the meaning for V(i,j))</text:p>
      <text:p text:style-name="P7">b) Initial values</text:p>
      <text:p text:style-name="P7">c) Recurrence relation</text:p>
      <text:p text:style-name="P5">d) Location in the table where answer will be found</text:p>
      <text:p text:style-name="P7"/>
      <text:p text:style-name="P5">4. Describe how you would modify the dynamic programming alignment algorithm to compute overlaps between pairs of sequences provided as input to a genome assembler. <text:s/>Please specifically address the following points:</text:p>
      <text:list text:style-name="L1">
        <text:list-item>
          <text:p text:style-name="P13"/>
        </text:list-item>
        <text:list-item>
          <text:p text:style-name="P13">a. How do you define an overlap (drawing is sufficient)?</text:p>
        </text:list-item>
        <text:list-item>
          <text:p text:style-name="P13">b. What are the initial conditions in the DP table?</text:p>
        </text:list-item>
        <text:list-item>
          <text:p text:style-name="P13">c. Where will the answer be found? <text:s/></text:p>
        </text:list-item>
        <text:list-item>
          <text:p text:style-name="P13">d. What recurrence relations will you use: local alignment or global alignment (no need to actually write them out)?</text:p>
        </text:list-item>
        <text:list-item>
          <text:p text:style-name="P13"/>
        </text:list-item>
      </text:list>
      <text:p text:style-name="P5">Note: Assume all overlaps are 'proper', i.e. none of the sequences is contained within another one. <text:s/>Also assume we only care about overlaps between "forward" versions of the sequences (no need for reverse complements).</text:p>
      <text:p text:style-name="P7"/>
      <text:p text:style-name="P5">5. As described in class, bacterial gene finders have difficulty identifying the correct start codon of a gene though the stop codon is always correctly determined. Assume you are given a collection of protein sequences determined computationally from predicted genes and want to align these sequences to each other, accounting for possibly incorrect predictions of gene starts. <text:s/>Specifically, you want the ends of the genes to be aligned to each other, however you are willing to ignore mis-alignments at the beginning of the sequences. How would you modify the dynamic programming alignment algorithm described in class to compute such alignments. <text:s/>Specifically:</text:p>
      <text:p text:style-name="P7"/>
      <text:p text:style-name="P7">a) What are the values stored in the first row and column of the dynamic programming table?</text:p>
      <text:p text:style-name="P7">b) What are the recurrence equations?</text:p>
      <text:p text:style-name="P7">c) Where will the answer be found in the dynamic programming table?</text:p>
      <text:p text:style-name="P5">d) What is the stopping condition for the backtracking procedure?</text:p>
      <text:p text:style-name="P8"><text:span text:style-name="T1">Alignment heuristics: chaining algorithms</text:span></text:p>
      <text:p text:style-name="P4">1. For a sequence of n integers, the longest increasing subsequence problem (LIS) represents finding the longest subsequence in which all integers are listed in increasing order. For example, for string:<text:line-break/><text:tab/><text:s/>5,3,4,9,6,2,1,8,7,10<text:line-break/>one possible answer is:<text:line-break/><text:tab/><text:s/>3,4,6,8,10<text:line-break/><text:line-break/>Describe a simple dynamic programming algorithm to compute the longest increasing subsequence in O(n2) .</text:p>
      <text:p text:style-name="P4"/>
      <text:p text:style-name="P8"><text:span text:style-name="T1">Phylogenetic trees</text:span></text:p>
      <text:p text:style-name="P4">1. In the phylogenetic tree shown below, calculate the parsimony score (total number of mutations in the tree) and indicate what the ancestor sequence was at each internal node. Hint: Sankoff’s dynamic programming algorithm for computing the parsimony score computes, for each internal node in the tree, the best parsimony score assuming each nucleotide is placed, in turn, at this node.<text:line-break/></text:p>
      <text:p text:style-name="P2"/>
      <text:p text:style-name="P2"/>
      <text:p text:style-name="P2"/>
      <text:p text:style-name="P2"/>
      <text:p text:style-name="P4">2. Using Sankoff's algorithm, calculate the <text:span text:style-name="T1">maximum</text:span><text:s/>score for the phylogenetic tree shown below, as well as the characters at each internal node. <text:s/>Note that the scoring matrix is not symmetric - the score of evolving A into T is different from the score of evolving T into A. <text:s/>In the scoring matrix, assume that the row represents the parent and the column the child in the tree. <text:s/>For example, if a node is assigned A and it's child C, the score along the branch is 3. <text:s/>If the parent is C and the child is A, the score is only 2. <text:s/>At each internal node in the tree please provide both the four scores corresponding to each individual nucleotide being present at that node, and the inferred ancestral sequence at that node (by circling that letter at the node). <text:s/>If multiple ancestral sequences are possible at each node, please pick one of them (e.g. the answer A/T is not acceptable)</text:p>
      <table:table table:name="Table1"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7"/>
          </table:table-cell>
          <table:table-cell table:style-name="TableCell1">
            <text:p text:style-name="P7">A</text:p>
          </table:table-cell>
          <table:table-cell table:style-name="TableCell1">
            <text:p text:style-name="P7">C</text:p>
          </table:table-cell>
          <table:table-cell table:style-name="TableCell1">
            <text:p text:style-name="P7">G</text:p>
          </table:table-cell>
          <table:table-cell table:style-name="TableCell1">
            <text:p text:style-name="P7">T</text:p>
          </table:table-cell>
        </table:table-row>
        <table:table-row>
          <table:table-cell table:style-name="TableCell1">
            <text:p text:style-name="P7">A</text:p>
          </table:table-cell>
          <table:table-cell table:style-name="TableCell1">
            <text:p text:style-name="P7">5</text:p>
          </table:table-cell>
          <table:table-cell table:style-name="TableCell1">
            <text:p text:style-name="P7">3</text:p>
          </table:table-cell>
          <table:table-cell table:style-name="TableCell1">
            <text:p text:style-name="P7">-1</text:p>
          </table:table-cell>
          <table:table-cell table:style-name="TableCell1">
            <text:p text:style-name="P7">0</text:p>
          </table:table-cell>
        </table:table-row>
        <table:table-row>
          <table:table-cell table:style-name="TableCell1">
            <text:p text:style-name="P7">C</text:p>
          </table:table-cell>
          <table:table-cell table:style-name="TableCell1">
            <text:p text:style-name="P7">2</text:p>
          </table:table-cell>
          <table:table-cell table:style-name="TableCell1">
            <text:p text:style-name="P7">5</text:p>
          </table:table-cell>
          <table:table-cell table:style-name="TableCell1">
            <text:p text:style-name="P7">0</text:p>
          </table:table-cell>
          <table:table-cell table:style-name="TableCell1">
            <text:p text:style-name="P7">-2</text:p>
          </table:table-cell>
        </table:table-row>
        <table:table-row>
          <table:table-cell table:style-name="TableCell1">
            <text:p text:style-name="P7">G</text:p>
          </table:table-cell>
          <table:table-cell table:style-name="TableCell1">
            <text:p text:style-name="P7">0</text:p>
          </table:table-cell>
          <table:table-cell table:style-name="TableCell1">
            <text:p text:style-name="P7">1</text:p>
          </table:table-cell>
          <table:table-cell table:style-name="TableCell1">
            <text:p text:style-name="P7">5</text:p>
          </table:table-cell>
          <table:table-cell table:style-name="TableCell1">
            <text:p text:style-name="P7">2</text:p>
          </table:table-cell>
        </table:table-row>
        <table:table-row>
          <table:table-cell table:style-name="TableCell1">
            <text:p text:style-name="P7">T</text:p>
          </table:table-cell>
          <table:table-cell table:style-name="TableCell1">
            <text:p text:style-name="P7">-1</text:p>
          </table:table-cell>
          <table:table-cell table:style-name="TableCell1">
            <text:p text:style-name="P7">-1</text:p>
          </table:table-cell>
          <table:table-cell table:style-name="TableCell1">
            <text:p text:style-name="P7">2</text:p>
          </table:table-cell>
          <table:table-cell table:style-name="TableCell1">
            <text:p text:style-name="P7">5</text:p>
          </table:table-cell>
        </table:table-row>
      </table:table>
      <text:p text:style-name="P2"/>
      <text:p text:style-name="P10"/>
      <text:p text:style-name="P10"/>
      <text:p text:style-name="P10"/>
      <text:p text:style-name="P10"/>
      <text:p text:style-name="P10"><text:s text:c="4"/>C <text:s text:c="21"/>T <text:s text:c="22"/>G <text:s text:c="20"/>T <text:s text:c="27"/>A <text:s text:c="23"/>T</text:p>
      <text:p text:style-name="P10">A <text:s text:c="3"/>C <text:s text:c="3"/>G <text:s text:c="3"/>T</text:p>
      <text:p text:style-name="P10"/>
      <text:p text:style-name="P10"/>
      <text:p text:style-name="P10"/>
      <text:p text:style-name="P10"/>
      <text:p text:style-name="P10">A <text:s text:c="3"/>C <text:s text:c="3"/>G <text:s text:c="3"/>T</text:p>
      <text:p text:style-name="P10"/>
      <text:p text:style-name="P10"/>
      <text:p text:style-name="P10"/>
      <text:p text:style-name="P10"/>
      <text:p text:style-name="P10">A <text:s text:c="3"/>C <text:s text:c="3"/>G <text:s text:c="3"/>T</text:p>
      <text:p text:style-name="P10"/>
      <text:p text:style-name="P10"/>
      <text:p text:style-name="P10"/>
      <text:p text:style-name="P10"/>
      <text:p text:style-name="P10">A <text:s text:c="3"/>C <text:s text:c="3"/>G <text:s text:c="3"/>T</text:p>
      <text:p text:style-name="P10"/>
      <text:p text:style-name="P10"/>
      <text:p text:style-name="P10"/>
      <text:p text:style-name="P10"/>
      <text:p text:style-name="P10">A <text:s text:c="3"/>C <text:s text:c="3"/>G <text:s text:c="3"/>T</text:p>
      <text:p text:style-name="P10"/>
      <text:p text:style-name="P10"/>
      <text:p text:style-name="P10"/>
      <text:p text:style-name="P10"/>
      <text:p text:style-name="P4"><text:line-break/><text:line-break/><text:line-break/><text:line-break/></text:p>
      <text:p text:style-name="P2"/>
      <text:p text:style-name="P2"/>
      <text:p text:style-name="P2"/>
      <text:p text:style-name="P2"/>
      <text:p text:style-name="P2"/>
      <text:p text:style-name="P2"/>
      <text:p text:style-name="P2"/>
      <text:p text:style-name="P2"/>
      <text:p text:style-name="P7"/>
      <text:p text:style-name="P7">3. a) Compute the minimum parsimony score for the following tree and assign characters to the internal nodes. <text:s/>Please fill in all the boxes in the dynamic programming table, and draw the back-trace pointers. <text:s/>Note: the alphabet size is 3 (only letter A, C, and T are allowed, the boxes in the table list these letters in alphabetical order). <text:s/>Make sure you clearly indicate (e.g. circle) the characters chosen for the internal nodes, as well as the parsimony score of the entire tree.</text:p>
      <text:p text:style-name="P7"/>
      <text:p text:style-name="P7">b) How would the assignments at inner nodes change if T were chosen as the root label?</text:p>
      <text:list text:style-name="L1">
        <text:list-item>
          <text:p text:style-name="P13"/>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A</text:p>
        </text:list-item>
        <text:list-item>
          <text:p text:style-name="P14">T</text:p>
        </text:list-item>
        <text:list-item>
          <text:p text:style-name="P14">A</text:p>
        </text:list-item>
        <text:list-item>
          <text:p text:style-name="P14">C</text:p>
        </text:list-item>
        <text:list-item>
          <text:p text:style-name="P14"/>
        </text:list-item>
        <text:list-item>
          <text:p text:style-name="P14"/>
        </text:list-item>
        <text:list-item>
          <text:p text:style-name="P14"/>
        </text:list-item>
        <text:list-item>
          <text:p text:style-name="P14"/>
        </text:list-item>
        <text:list-item>
          <text:p text:style-name="P14"/>
        </text:list-item>
        <text:list-item>
          <text:p text:style-name="P14">C</text:p>
        </text:list-item>
        <text:list-item>
          <text:p text:style-name="P14">A</text:p>
        </text:list-item>
        <text:list-item>
          <text:p text:style-name="P14"/>
        </text:list-item>
        <text:list-item>
          <text:p text:style-name="P14"/>
        </text:list-item>
        <text:list-item>
          <text:p text:style-name="P14"/>
        </text:list-item>
        <text:list-item>
          <text:p text:style-name="P14"/>
        </text:list-item>
        <text:list-item>
          <text:p text:style-name="P14">C</text:p>
        </text:list-item>
        <text:list-item>
          <text:p text:style-name="P14"/>
        </text:list-item>
        <text:list-item>
          <text:p text:style-name="P14"/>
        </text:list-item>
        <text:list-item>
          <text:p text:style-name="P14"/>
        </text:list-item>
        <text:list-item>
          <text:p text:style-name="P13"/>
        </text:list-item>
      </text:list>
      <text:p text:style-name="P8"><text:span text:style-name="T1">Multiple sequence alignment</text:span></text:p>
      <text:p text:style-name="P4">1. <text:s/>Below is the distance matrix for five sequences. Describe how you will compute the multiple alignment of these five sequences using a progressive multiple alignment algorithm. Specifically, describe whether you would use the star method or a tree method for the alignment, and indicate the order in which the sequences will be aligned to each other. It is sufficient to draw a picture showing the sequences as nodes in a graph (whether star or tree) indicating with edges which adjacent sequences will be aligned to each other.</text:p>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5"><text:span text:style-name="T1"/></text:p>
          </table:table-cell>
          <table:table-cell table:style-name="TableCell1">
            <text:p text:style-name="P15"><text:span text:style-name="T1">S1</text:span></text:p>
          </table:table-cell>
          <table:table-cell table:style-name="TableCell1">
            <text:p text:style-name="P15"><text:span text:style-name="T1">S2</text:span></text:p>
          </table:table-cell>
          <table:table-cell table:style-name="TableCell1">
            <text:p text:style-name="P15"><text:span text:style-name="T1">S3</text:span></text:p>
          </table:table-cell>
          <table:table-cell table:style-name="TableCell1">
            <text:p text:style-name="P15"><text:span text:style-name="T1">S4</text:span></text:p>
          </table:table-cell>
          <table:table-cell table:style-name="TableCell1">
            <text:p text:style-name="P15"><text:span text:style-name="T1">S5</text:span></text:p>
          </table:table-cell>
        </table:table-row>
        <table:table-row>
          <table:table-cell table:style-name="TableCell1">
            <text:p text:style-name="P15"><text:span text:style-name="T1">S1</text:span></text:p>
          </table:table-cell>
          <table:table-cell table:style-name="TableCell1">
            <text:p text:style-name="P15">0</text:p>
          </table:table-cell>
          <table:table-cell table:style-name="TableCell1">
            <text:p text:style-name="P15">0.1</text:p>
          </table:table-cell>
          <table:table-cell table:style-name="TableCell1">
            <text:p text:style-name="P15">0.3</text:p>
          </table:table-cell>
          <table:table-cell table:style-name="TableCell1">
            <text:p text:style-name="P15">1</text:p>
          </table:table-cell>
          <table:table-cell table:style-name="TableCell1">
            <text:p text:style-name="P15">0.9</text:p>
          </table:table-cell>
        </table:table-row>
        <table:table-row>
          <table:table-cell table:style-name="TableCell1">
            <text:p text:style-name="P15"><text:span text:style-name="T1">S2</text:span></text:p>
          </table:table-cell>
          <table:table-cell table:style-name="TableCell1">
            <text:p text:style-name="P15">0.1</text:p>
          </table:table-cell>
          <table:table-cell table:style-name="TableCell1">
            <text:p text:style-name="P15">0</text:p>
          </table:table-cell>
          <table:table-cell table:style-name="TableCell1">
            <text:p text:style-name="P15">0.5</text:p>
          </table:table-cell>
          <table:table-cell table:style-name="TableCell1">
            <text:p text:style-name="P15">0.8</text:p>
          </table:table-cell>
          <table:table-cell table:style-name="TableCell1">
            <text:p text:style-name="P15">1.2</text:p>
          </table:table-cell>
        </table:table-row>
        <table:table-row>
          <table:table-cell table:style-name="TableCell1">
            <text:p text:style-name="P15"><text:span text:style-name="T1">S3</text:span></text:p>
          </table:table-cell>
          <table:table-cell table:style-name="TableCell1">
            <text:p text:style-name="P15">0.3</text:p>
          </table:table-cell>
          <table:table-cell table:style-name="TableCell1">
            <text:p text:style-name="P15">0.5</text:p>
          </table:table-cell>
          <table:table-cell table:style-name="TableCell1">
            <text:p text:style-name="P15">0</text:p>
          </table:table-cell>
          <table:table-cell table:style-name="TableCell1">
            <text:p text:style-name="P15">0.6</text:p>
          </table:table-cell>
          <table:table-cell table:style-name="TableCell1">
            <text:p text:style-name="P15">1.8</text:p>
          </table:table-cell>
        </table:table-row>
        <table:table-row>
          <table:table-cell table:style-name="TableCell1">
            <text:p text:style-name="P15"><text:span text:style-name="T1">S4</text:span></text:p>
          </table:table-cell>
          <table:table-cell table:style-name="TableCell1">
            <text:p text:style-name="P15">1</text:p>
          </table:table-cell>
          <table:table-cell table:style-name="TableCell1">
            <text:p text:style-name="P15">0.8</text:p>
          </table:table-cell>
          <table:table-cell table:style-name="TableCell1">
            <text:p text:style-name="P15">0.6</text:p>
          </table:table-cell>
          <table:table-cell table:style-name="TableCell1">
            <text:p text:style-name="P15">0</text:p>
          </table:table-cell>
          <table:table-cell table:style-name="TableCell1">
            <text:p text:style-name="P15">6</text:p>
          </table:table-cell>
        </table:table-row>
        <table:table-row>
          <table:table-cell table:style-name="TableCell1">
            <text:p text:style-name="P15"><text:span text:style-name="T1">S5</text:span></text:p>
          </table:table-cell>
          <table:table-cell table:style-name="TableCell1">
            <text:p text:style-name="P15">0.9</text:p>
          </table:table-cell>
          <table:table-cell table:style-name="TableCell1">
            <text:p text:style-name="P15">1.2</text:p>
          </table:table-cell>
          <table:table-cell table:style-name="TableCell1">
            <text:p text:style-name="P15">1.8</text:p>
          </table:table-cell>
          <table:table-cell table:style-name="TableCell1">
            <text:p text:style-name="P15">6</text:p>
          </table:table-cell>
          <table:table-cell table:style-name="TableCell1">
            <text:p text:style-name="P15">0</text:p>
          </table:table-cell>
        </table:table-row>
      </table:table>
      <text:p text:style-name="P7"/>
      <text:p text:style-name="P7"/>
      <text:p text:style-name="P7">2. Assume you are given a set of K sequence of length L. <text:s/>You are also given a special C or Java function:</text:p>
      <text:p text:style-name="P7"/>
      <text:p text:style-name="P7">Alignment <text:s/>AlignSeqs(Gapped_sequence S1, Gapped_sequence S2);</text:p>
      <text:p text:style-name="P7"/>
      <text:p text:style-name="P7">a) Write out the pseudo-code for constructing the multiple alignment of these sequences, using the AlignSeqs function. <text:s/></text:p>
      <text:p text:style-name="P7"/>
      <text:p text:style-name="P7">b) Do you need to extend the AlignSeqs function to accept other types of inputs? <text:s/>Please provide the definition (parameter and return types) for any additional functions you might need and briefly outline their functionality.</text:p>
      <text:list text:style-name="L1">
        <text:list-item>
          <text:p text:style-name="P13"/>
        </text:list-item>
      </text:list>
      <text:p text:style-name="P7">c) What is the running time of your algorithm?</text:p>
      <text:p text:style-name="P8"><text:span text:style-name="T1">Data clustering</text:span></text:p>
      <text:p text:style-name="P2">1. Below is a list of five genes and their expression levels in a simple microarray experiment. Cluster the genes using the UPGMA algorithm, based on their expression levels in the four experiments. <text:s/>Consider, as the distance between two genes, the sum of the squared differences between the expression levels at each state (e.g. d(A,B) = (3-1)<text:span text:style-name="T6">2</text:span><text:s/>+ (2-2)<text:span text:style-name="T6">2</text:span><text:s/>+ (4-1)<text:span text:style-name="T6">2</text:span><text:s/>+ (5-3)<text:span text:style-name="T6">2</text:span>). <text:s/>Please show the distance matrix, including the distances for the internal nodes in the clustering tree, as well as the final tree.<text:line-break/></text:p>
      <table:table table:name="Table3"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7"/>
          </table:table-cell>
          <table:table-cell table:style-name="TableCell1">
            <text:p text:style-name="P7">Diseased</text:p>
          </table:table-cell>
          <table:table-cell table:style-name="TableCell1">
            <text:p text:style-name="P7">Diseased</text:p>
          </table:table-cell>
          <table:table-cell table:style-name="TableCell1">
            <text:p text:style-name="P7">Non-diseased</text:p>
          </table:table-cell>
          <table:table-cell table:style-name="TableCell1">
            <text:p text:style-name="P7">Non-diseased</text:p>
          </table:table-cell>
        </table:table-row>
        <table:table-row>
          <table:table-cell table:style-name="TableCell1">
            <text:p text:style-name="P7">A</text:p>
          </table:table-cell>
          <table:table-cell table:style-name="TableCell1">
            <text:p text:style-name="P16">1</text:p>
          </table:table-cell>
          <table:table-cell table:style-name="TableCell1">
            <text:p text:style-name="P16">2</text:p>
          </table:table-cell>
          <table:table-cell table:style-name="TableCell1">
            <text:p text:style-name="P16">4</text:p>
          </table:table-cell>
          <table:table-cell table:style-name="TableCell1">
            <text:p text:style-name="P16">5</text:p>
          </table:table-cell>
        </table:table-row>
        <table:table-row>
          <table:table-cell table:style-name="TableCell1">
            <text:p text:style-name="P7">B</text:p>
          </table:table-cell>
          <table:table-cell table:style-name="TableCell1">
            <text:p text:style-name="P16">3</text:p>
          </table:table-cell>
          <table:table-cell table:style-name="TableCell1">
            <text:p text:style-name="P16">2</text:p>
          </table:table-cell>
          <table:table-cell table:style-name="TableCell1">
            <text:p text:style-name="P16">1</text:p>
          </table:table-cell>
          <table:table-cell table:style-name="TableCell1">
            <text:p text:style-name="P16">3</text:p>
          </table:table-cell>
        </table:table-row>
        <table:table-row>
          <table:table-cell table:style-name="TableCell1">
            <text:p text:style-name="P7">C</text:p>
          </table:table-cell>
          <table:table-cell table:style-name="TableCell1">
            <text:p text:style-name="P16">3</text:p>
          </table:table-cell>
          <table:table-cell table:style-name="TableCell1">
            <text:p text:style-name="P16">1</text:p>
          </table:table-cell>
          <table:table-cell table:style-name="TableCell1">
            <text:p text:style-name="P16">5</text:p>
          </table:table-cell>
          <table:table-cell table:style-name="TableCell1">
            <text:p text:style-name="P16">6</text:p>
          </table:table-cell>
        </table:table-row>
        <table:table-row>
          <table:table-cell table:style-name="TableCell1">
            <text:p text:style-name="P7">D</text:p>
          </table:table-cell>
          <table:table-cell table:style-name="TableCell1">
            <text:p text:style-name="P16">1</text:p>
          </table:table-cell>
          <table:table-cell table:style-name="TableCell1">
            <text:p text:style-name="P16">1</text:p>
          </table:table-cell>
          <table:table-cell table:style-name="TableCell1">
            <text:p text:style-name="P16">3</text:p>
          </table:table-cell>
          <table:table-cell table:style-name="TableCell1">
            <text:p text:style-name="P16">4</text:p>
          </table:table-cell>
        </table:table-row>
        <table:table-row>
          <table:table-cell table:style-name="TableCell1">
            <text:p text:style-name="P7">E</text:p>
          </table:table-cell>
          <table:table-cell table:style-name="TableCell1">
            <text:p text:style-name="P16">3</text:p>
          </table:table-cell>
          <table:table-cell table:style-name="TableCell1">
            <text:p text:style-name="P16">1</text:p>
          </table:table-cell>
          <table:table-cell table:style-name="TableCell1">
            <text:p text:style-name="P16">4</text:p>
          </table:table-cell>
          <table:table-cell table:style-name="TableCell1">
            <text:p text:style-name="P16">2</text:p>
          </table:table-cell>
        </table:table-row>
      </table:table>
      <text:p text:style-name="P2"/>
      <text:p text:style-name="P2">2. Given the following distance matrix, construct a UPGMA tree of the 6 sequences (A-F) shown below. </text:p>
      <text:p text:style-name="P2">a. Write out the formula for computing the distance between clusters (BC) and (AD).</text:p>
      <text:p text:style-name="P2">b. Fill in the intermediate distance matrices (provided below)</text:p>
      <text:p text:style-name="P2">c. Show the topology of the tree.</text:p>
      <text:p text:style-name="P2">d. How would answer to a) change if you were performing farthest neighbor clustering?</text:p>
      <text:p text:style-name="P2"/>
      <table:table table:name="Table4"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7"/>
          </table:table-cell>
          <table:table-cell table:style-name="TableCell1">
            <text:p text:style-name="P7">A</text:p>
          </table:table-cell>
          <table:table-cell table:style-name="TableCell1">
            <text:p text:style-name="P7">B</text:p>
          </table:table-cell>
          <table:table-cell table:style-name="TableCell1">
            <text:p text:style-name="P7">C</text:p>
          </table:table-cell>
          <table:table-cell table:style-name="TableCell1">
            <text:p text:style-name="P7">D</text:p>
          </table:table-cell>
          <table:table-cell table:style-name="TableCell1">
            <text:p text:style-name="P7">E</text:p>
          </table:table-cell>
          <table:table-cell table:style-name="TableCell1">
            <text:p text:style-name="P7">F</text:p>
          </table:table-cell>
        </table:table-row>
        <table:table-row>
          <table:table-cell table:style-name="TableCell1">
            <text:p text:style-name="P7">A</text:p>
          </table:table-cell>
          <table:table-cell table:style-name="TableCell1">
            <text:p text:style-name="P7">0</text:p>
          </table:table-cell>
          <table:table-cell table:style-name="TableCell1">
            <text:p text:style-name="P7">2</text:p>
          </table:table-cell>
          <table:table-cell table:style-name="TableCell1">
            <text:p text:style-name="P7">5</text:p>
          </table:table-cell>
          <table:table-cell table:style-name="TableCell1">
            <text:p text:style-name="P7">7</text:p>
          </table:table-cell>
          <table:table-cell table:style-name="TableCell1">
            <text:p text:style-name="P7">8</text:p>
          </table:table-cell>
          <table:table-cell table:style-name="TableCell1">
            <text:p text:style-name="P7">8</text:p>
          </table:table-cell>
        </table:table-row>
        <table:table-row>
          <table:table-cell table:style-name="TableCell1">
            <text:p text:style-name="P7">B</text:p>
          </table:table-cell>
          <table:table-cell table:style-name="TableCell1">
            <text:p text:style-name="P7">2</text:p>
          </table:table-cell>
          <table:table-cell table:style-name="TableCell1">
            <text:p text:style-name="P7">0</text:p>
          </table:table-cell>
          <table:table-cell table:style-name="TableCell1">
            <text:p text:style-name="P7">5</text:p>
          </table:table-cell>
          <table:table-cell table:style-name="TableCell1">
            <text:p text:style-name="P7">7</text:p>
          </table:table-cell>
          <table:table-cell table:style-name="TableCell1">
            <text:p text:style-name="P7">8</text:p>
          </table:table-cell>
          <table:table-cell table:style-name="TableCell1">
            <text:p text:style-name="P7">8</text:p>
          </table:table-cell>
        </table:table-row>
        <table:table-row>
          <table:table-cell table:style-name="TableCell1">
            <text:p text:style-name="P7">C</text:p>
          </table:table-cell>
          <table:table-cell table:style-name="TableCell1">
            <text:p text:style-name="P7">5</text:p>
          </table:table-cell>
          <table:table-cell table:style-name="TableCell1">
            <text:p text:style-name="P7">5</text:p>
          </table:table-cell>
          <table:table-cell table:style-name="TableCell1">
            <text:p text:style-name="P7">0</text:p>
          </table:table-cell>
          <table:table-cell table:style-name="TableCell1">
            <text:p text:style-name="P7">6</text:p>
          </table:table-cell>
          <table:table-cell table:style-name="TableCell1">
            <text:p text:style-name="P7">7</text:p>
          </table:table-cell>
          <table:table-cell table:style-name="TableCell1">
            <text:p text:style-name="P7">7</text:p>
          </table:table-cell>
        </table:table-row>
        <table:table-row>
          <table:table-cell table:style-name="TableCell1">
            <text:p text:style-name="P7">D</text:p>
          </table:table-cell>
          <table:table-cell table:style-name="TableCell1">
            <text:p text:style-name="P7">7</text:p>
          </table:table-cell>
          <table:table-cell table:style-name="TableCell1">
            <text:p text:style-name="P7">7</text:p>
          </table:table-cell>
          <table:table-cell table:style-name="TableCell1">
            <text:p text:style-name="P7">6</text:p>
          </table:table-cell>
          <table:table-cell table:style-name="TableCell1">
            <text:p text:style-name="P7">0</text:p>
          </table:table-cell>
          <table:table-cell table:style-name="TableCell1">
            <text:p text:style-name="P7">5</text:p>
          </table:table-cell>
          <table:table-cell table:style-name="TableCell1">
            <text:p text:style-name="P7">5</text:p>
          </table:table-cell>
        </table:table-row>
        <table:table-row>
          <table:table-cell table:style-name="TableCell1">
            <text:p text:style-name="P7">E</text:p>
          </table:table-cell>
          <table:table-cell table:style-name="TableCell1">
            <text:p text:style-name="P7">8</text:p>
          </table:table-cell>
          <table:table-cell table:style-name="TableCell1">
            <text:p text:style-name="P7">8</text:p>
          </table:table-cell>
          <table:table-cell table:style-name="TableCell1">
            <text:p text:style-name="P7">7</text:p>
          </table:table-cell>
          <table:table-cell table:style-name="TableCell1">
            <text:p text:style-name="P7">5</text:p>
          </table:table-cell>
          <table:table-cell table:style-name="TableCell1">
            <text:p text:style-name="P7">0</text:p>
          </table:table-cell>
          <table:table-cell table:style-name="TableCell1">
            <text:p text:style-name="P7">2</text:p>
          </table:table-cell>
        </table:table-row>
        <table:table-row>
          <table:table-cell table:style-name="TableCell1">
            <text:p text:style-name="P7">F</text:p>
          </table:table-cell>
          <table:table-cell table:style-name="TableCell1">
            <text:p text:style-name="P7">8</text:p>
          </table:table-cell>
          <table:table-cell table:style-name="TableCell1">
            <text:p text:style-name="P7">8</text:p>
          </table:table-cell>
          <table:table-cell table:style-name="TableCell1">
            <text:p text:style-name="P7">7</text:p>
          </table:table-cell>
          <table:table-cell table:style-name="TableCell1">
            <text:p text:style-name="P7">5</text:p>
          </table:table-cell>
          <table:table-cell table:style-name="TableCell1">
            <text:p text:style-name="P7">2</text:p>
          </table:table-cell>
          <table:table-cell table:style-name="TableCell1">
            <text:p text:style-name="P7">0</text:p>
          </table:table-cell>
        </table:table-row>
      </table:table>
      <text:p text:style-name="P7"/>
      <text:p text:style-name="P2">3. Please describe the k-means clustering algorithm and write it out in pseudo-code. <text:s/>Specifically, I'm looking for a function:</text:p>
      <text:p text:style-name="P2">hash&lt;Point, Cluster&gt; KMeans(int k, vector&lt;Point&gt; V, int n)</text:p>
      <text:p text:style-name="P2">where k is the number of clusters requested, V is a vector of 2-dimensional points, and n is the number of points provided in V. <text:s/>This function needs to return its results in a hash table having the points as keys, and the cluster identifiers as values. <text:s/>For example, the instructions:</text:p>
      <text:p text:style-name="P2">hash&lt;Point, Cluster&gt; output;<text:line-break/>output[p1] = k; </text:p>
      <text:p text:style-name="P2">indicate that point p1 is assigned to cluster k.</text:p>
      <text:p text:style-name="P2">Please describe additional data-structures you might need, as well as additional functions that would be necessary to implement the KMeans function.</text:p>
      <text:p text:style-name="P2">Note: I don't want a lot of detail - i.e. if you introduce a new function just describe (in English) what this function does - I'm not looking for details of how you might implement such a function.</text:p>
      <text:p text:style-name="P4"><text:span text:style-name="T2">3b.</text:span><text:s/>Describe the pseudo-code for the k-means clustering algorithm. <text:s/>Assume you are provided an integer k containing the number of clusters to be created, <text:s/>and a vector IN containing n data items. <text:s/>The output should be placed into a vector OUT containing n integers. <text:s/>For all integers 0 &lt;= i &lt;= n-1 , OUT[i] will contain a number between 1 and k indicating the cluster assignment for item IN[i]. <text:s text:c="2"/>Please indicate what other data-structures and helper functions you need to implement this algorithm.</text:p>
      <text:p text:style-name="P5"/>
      <text:p text:style-name="P5">int k; </text:p>
      <text:p text:style-name="P5">Data IN[n];</text:p>
      <text:p text:style-name="P5">int OUT[n];</text:p>
      <text:p text:style-name="P4"/>
      <text:p text:style-name="P4">4. Given the following genes and their expression levels across four different conditions, construct a hierarchical clustering tree of these genes using the "furthest distance" algorithm with the Manhattan distance <text:s/>(distance between two genes is the sum of the distances between expression levels at each condition). <text:s/>Note: it's easiest to keep track of all distances by first computing a pairwise distance matrix between all genes.</text:p>
      <text:p text:style-name="P5"/>
      <table:table table:name="Table5"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5">A</text:p>
          </table:table-cell>
          <table:table-cell table:style-name="TableCell1">
            <text:p text:style-name="P17">1</text:p>
          </table:table-cell>
          <table:table-cell table:style-name="TableCell1">
            <text:p text:style-name="P17">2</text:p>
          </table:table-cell>
          <table:table-cell table:style-name="TableCell1">
            <text:p text:style-name="P17">4</text:p>
          </table:table-cell>
          <table:table-cell table:style-name="TableCell1">
            <text:p text:style-name="P17">5</text:p>
          </table:table-cell>
        </table:table-row>
        <table:table-row>
          <table:table-cell table:style-name="TableCell1">
            <text:p text:style-name="P5">B</text:p>
          </table:table-cell>
          <table:table-cell table:style-name="TableCell1">
            <text:p text:style-name="P17">3</text:p>
          </table:table-cell>
          <table:table-cell table:style-name="TableCell1">
            <text:p text:style-name="P17">2</text:p>
          </table:table-cell>
          <table:table-cell table:style-name="TableCell1">
            <text:p text:style-name="P17">1</text:p>
          </table:table-cell>
          <table:table-cell table:style-name="TableCell1">
            <text:p text:style-name="P17">3</text:p>
          </table:table-cell>
        </table:table-row>
        <table:table-row>
          <table:table-cell table:style-name="TableCell1">
            <text:p text:style-name="P5">C</text:p>
          </table:table-cell>
          <table:table-cell table:style-name="TableCell1">
            <text:p text:style-name="P17">3</text:p>
          </table:table-cell>
          <table:table-cell table:style-name="TableCell1">
            <text:p text:style-name="P17">1</text:p>
          </table:table-cell>
          <table:table-cell table:style-name="TableCell1">
            <text:p text:style-name="P17">5</text:p>
          </table:table-cell>
          <table:table-cell table:style-name="TableCell1">
            <text:p text:style-name="P17">6</text:p>
          </table:table-cell>
        </table:table-row>
        <table:table-row>
          <table:table-cell table:style-name="TableCell1">
            <text:p text:style-name="P5">D</text:p>
          </table:table-cell>
          <table:table-cell table:style-name="TableCell1">
            <text:p text:style-name="P17">1</text:p>
          </table:table-cell>
          <table:table-cell table:style-name="TableCell1">
            <text:p text:style-name="P17">1</text:p>
          </table:table-cell>
          <table:table-cell table:style-name="TableCell1">
            <text:p text:style-name="P17">3</text:p>
          </table:table-cell>
          <table:table-cell table:style-name="TableCell1">
            <text:p text:style-name="P17">4</text:p>
          </table:table-cell>
        </table:table-row>
        <table:table-row>
          <table:table-cell table:style-name="TableCell1">
            <text:p text:style-name="P5">E</text:p>
          </table:table-cell>
          <table:table-cell table:style-name="TableCell1">
            <text:p text:style-name="P17">3</text:p>
          </table:table-cell>
          <table:table-cell table:style-name="TableCell1">
            <text:p text:style-name="P17">1</text:p>
          </table:table-cell>
          <table:table-cell table:style-name="TableCell1">
            <text:p text:style-name="P17">4</text:p>
          </table:table-cell>
          <table:table-cell table:style-name="TableCell1">
            <text:p text:style-name="P17">2</text:p>
          </table:table-cell>
        </table:table-row>
      </table:table>
      <text:p text:style-name="P4"/>
      <text:p text:style-name="P8"><text:span text:style-name="T1">Gene finding</text:span></text:p>
      <text:p text:style-name="P7">Before</text:p>
      <text:p text:style-name="P18">After</text:p>
      <text:p text:style-name="P10"/>
      <text:p text:style-name="P10"/>
      <text:p text:style-name="P10"/>
      <text:p text:style-name="P10"/>
      <text:p text:style-name="P10"/>
      <text:p text:style-name="P10"/>
      <text:p text:style-name="P10"/>
      <text:p text:style-name="P10"/>
      <text:p text:style-name="P10"><text:s text:c="2"/>G <text:s text:c="12"/>C</text:p>
      <text:p text:style-name="P10"><text:s text:c="2"/>G <text:s text:c="12"/>C</text:p>
      <text:p text:style-name="P10">-0.004</text:p>
      <text:p text:style-name="P10">-0.004</text:p>
      <text:p text:style-name="P10">-2</text:p>
      <text:p text:style-name="P10">-0.2</text:p>
      <text:p text:style-name="P10">-0.4</text:p>
      <text:p text:style-name="P10">-0.4</text:p>
      <text:p text:style-name="P10">-0.2</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G <text:s text:c="12"/>C <text:s text:c="11"/>G <text:s text:c="11"/>G <text:s text:c="10"/>C <text:s text:c="10"/>G <text:s text:c="11"/>C <text:s text:c="10"/>C <text:s text:c="11"/>G <text:s text:c="11"/>C</text:p>
      <text:p text:style-name="P5"/>
      <text:p text:style-name="P8"><text:span text:style-name="T1">Genome Assembly</text:span></text:p>
      <text:p text:style-name="P2"/>
      <text:p text:style-name="P10"/>
      <text:p text:style-name="P10"/>
      <text:p text:style-name="P10"/>
      <text:p text:style-name="P10"/>
      <text:p text:style-name="P10"/>
      <text:p text:style-name="P10"/>
      <text:p text:style-name="P10"/>
      <text:p text:style-name="P2"/>
      <text:p text:style-name="P2">2. Both genome assembly and phylogenetic analysis with Neighbor Joining or UPGMA require you to compute all pairwise distances between a set of sequences. <text:s/>When we discussed assembly we highlighted a simple heuristic that allows you to dramatically speed up this pairwise alignment step.<text:line-break/><text:line-break/>Briefly describe the simple all-pairs alignment heuristic used in genome assembly.</text:p>
      <text:p text:style-name="P2">Can you apply the same heuristic to speed up phylogenetic analysis? <text:s/>Please justify your answer (yes/no answers will not be accepted)</text:p>
      <text:p text:style-name="P2"/>
      <text:p text:style-name="P8"><text:span text:style-name="T1">RNA Folding</text:span></text:p>
      <text:p text:style-name="P2">1. Bacterial transcription terminators are characterized by a stem-loop secondary structure. <text:s/>Below is the recurrence for a simple adaptation of Nussinov's algorithm to the problem of finding stem-loops in a string of DNA. Note that we are not trying to find if the whole string of DNA folds into a stem-loop, but to find a section of the DNA that likely folds into a stem-loop structure. <text:s/>In addition, we wish to guarantee that the loops are at least 4 nucleotides in length. <text:s/>In the equation below, F[i,j] represents the score of folding the substring S[i..j] from the original string of DNA.<text:line-break/><text:s/></text:p>
      <text:list text:style-name="L2">
        <text:list-item>
          <text:p text:style-name="P19">Please answer the following questions:</text:p>
          <text:list>
            <text:list-item>
              <text:p text:style-name="P20">What are the initial conditions for this algorithm?</text:p>
            </text:list-item>
            <text:list-item>
              <text:p text:style-name="P20">Where will the answer be located?</text:p>
            </text:list-item>
            <text:list-item>
              <text:p text:style-name="P20">Why did we have to subtract a penalty in case of unpaired sequences (note Nussinov's algorithm does not have such a penalty). </text:p>
            </text:list-item>
          </text:list>
        </text:list-item>
      </text:list>
      <text:p text:style-name="P2">2. How would you modify Nussinov's algorithm to perform "local folding", i.e. identify a stretch of a DNA sequence that forms a good quality hair-pin, however the fold does not need to involve the whole sequence? <text:s text:c="2"/>This problem arises in the identification of transcription terminators in bacterial genomes - these are short segments of DNA that fold into a hairpin structure and that block the activity of the RNA polymerase. <text:s/></text:p>
      <text:p text:style-name="P2">Please describe:</text:p>
      <text:p text:style-name="P2">a. Sub-problem (write out in words what V[i,j] means, also indicating what the values i and j refer to)</text:p>
      <text:p text:style-name="P2">b. Initial conditions</text:p>
      <text:p text:style-name="P2">c. Recurrence relation</text:p>
      <text:p text:style-name="P2">d. Order in which you will fill the DP table</text:p>
      <text:p text:style-name="P2">e. Location where answer will be found.</text:p>
      <text:list text:style-name="L1">
        <text:list-item>
          <text:p text:style-name="P13"/>
        </text:list-item>
      </text:list>
      <text:p text:style-name="P2">Hint: The solution requires you to rethink the scoring function - think of how you would prevent the algorithm from creating a gigantic hairpin with many mismatched bases. <text:s/>Also note that I'm not looking for complex stem structures, just a (possibly imperfect) hairpin.</text:p>
      <text:p text:style-name="P8"><text:span text:style-name="T1">Miscellaneous Dynamic Programming</text:span></text:p>
      <text:p text:style-name="P2">1. Optical mapping is a biological technique that involves breaking up a piece of DNA using a restriction enzyme (a protein that cuts DNA at specified sequence patterns), then measuring the sizes of the resulting fragments. <text:s/>This process also provides information regarding the order in which individual sizes occur in the piece of DNA. <text:s/>Suppose we use this technique to build a fingerprint of an organism, fingerprint that we store in a database. <text:s/>We then obtain an unknown piece of DNA, build its fingerprint and try to find out whether this organism was already placed in the database. <text:s/>If errors did not occur, this problem would be very simple. <text:s/>Each fingerprint is simply a string of integers, and if the unknown organism was already present in the database, its fingerprint would perfectly match one of the integer strings stored in the database. <text:s text:c="2"/>In reality, experimental errors could result in certain restriction sites to be missing from one or the other signatures, resulting in a situation as the one represented below, where each dot corresponds to a restriction site, and the numbers correspond to the fragment sizes. <text:line-break/><text:line-break/><text:span text:style-name="T7">. <text:s/>3 <text:s/>. <text:s/>2 . <text:s text:c="2"/>4 <text:s/>. <text:s text:c="4"/>7 <text:s text:c="4"/>. 1 . <text:s text:c="2"/>4 <text:s/>.<text:line-break/>. 1 . <text:s/>4 <text:s text:c="2"/>. 1 . <text:s text:c="2"/>5 <text:s/>. <text:s text:c="3"/>5 <text:s/>. <text:s/>3 <text:s text:c="2"/>. 2 . </text:span><text:span text:style-name="T1"><text:s/><text:line-break/><text:line-break/></text:span>The criterion for a match, in this case, is that the sum of the fragment sizes between matching restriction sites must be the same in the two sequences (e.g. 4 + 7 = 1 + 5 + 5 in the picture above). <text:s/>Describe a dynamic programming algorithm that identifies the proper correspondence between restriction sites in two optical maps. <text:s/>The algorithm should attempt to maximize the number of restriction sites that are aligned to each other. <text:s/>Assume that function <text:span text:style-name="T8">len(i,j) </text:span>provides the sum of the restriction fragments between sites i and j (e.g. <text:span text:style-name="T8">len(0, 1) = 3, len(0, 2) = 5</text:span>). <text:s/>Also assume that function <text:span text:style-name="T8">mis(len</text:span><text:span text:style-name="T9">1</text:span><text:span text:style-name="T8">, len</text:span><text:span text:style-name="T9">2</text:span><text:span text:style-name="T8">)</text:span><text:s/>computes a penalty depending on how different the two lengths are. <text:s/>This function is meant to capture the fact that no experimental measurement is perfectly accurate. <text:s/>For example, in a real experiment, a same fragment of true length 7 might be measured as 7.2 in one experiment and 6.9 in another. Describe the following information:</text:p>
      <text:list text:style-name="L2">
        <text:list-item>
          <text:list>
            <text:list-item>
              <text:p text:style-name="P20">The definition of the sub-problem considered in the recurrence</text:p>
            </text:list-item>
            <text:list-item>
              <text:p text:style-name="P20">The recurrence equation</text:p>
            </text:list-item>
            <text:list-item>
              <text:p text:style-name="P20">The initial values</text:p>
            </text:list-item>
            <text:list-item>
              <text:p text:style-name="P20">Where the answer will be found in the dynamic programming table</text:p>
            </text:list-item>
          </text:list>
        </text:list-item>
      </text:list>
      <text:p text:style-name="P21">1a. You are given two strings of integers, e.g.:</text:p>
      <text:p text:style-name="P7"/>
      <text:list text:style-name="L1">
        <text:list-item>
          <text:p text:style-name="P13">S1= <text:s/>1 <text:s/>7 <text:s/>5 <text:s/>3 <text:s/>2 <text:s/>8 <text:s/>9</text:p>
        </text:list-item>
        <text:list-item>
          <text:p text:style-name="P13">S2= <text:s/>14 4 <text:s/>1 <text:s/>3 <text:s/>6 <text:s/>5 <text:s/>4</text:p>
        </text:list-item>
        <text:list-item>
          <text:p text:style-name="P13"/>
        </text:list-item>
      </text:list>
      <text:p text:style-name="P7">Assume you partition these strings into the same number of sections. Sum up the numbers present in each section of each string S, and replace the string with a new (possibly shorter) string S' representing the sums of its parts. <text:s/>For example, if S1 is partitioned: | 1 7 5 | 3 2 | 8 | 9 |, you would replace it with the string: S1' = 13 5 8 9. <text:s/>Compare the strings S1' and S2' by summing up the squares of the differences between corresponding numbers (remember, the prime strings have the same number of integers because the original strings were partitioned into the same number of sections). <text:s/></text:p>
      <text:p text:style-name="P7"/>
      <text:p text:style-name="P7">The goal is to describe a dynamic programming algorithm that computes the optimal way of partitioning the strings, i.e. the approach that minimized the sum of the squared differences between the primed strings. <text:s/></text:p>
      <text:p text:style-name="P7"/>
      <text:p text:style-name="P7">For example, for the strings shown above a possible solution is:</text:p>
      <text:p text:style-name="P7"/>
      <text:p text:style-name="P7">S1= | 1 <text:s/>7 <text:s/>5 | 3 | 2 <text:s/>8 | 9 |</text:p>
      <text:p text:style-name="P7">S2= | 14 | 4 | 1 <text:s/>3 <text:s/>6 | 5 <text:s/>4 |</text:p>
      <text:p text:style-name="P7">S1'= <text:s/>13 <text:s/>3 <text:s/>10 <text:s/>9</text:p>
      <text:p text:style-name="P7">S2'= <text:s/>14 <text:s/>4 <text:s/>10 <text:s/>9</text:p>
      <text:p text:style-name="P7"/>
      <text:p text:style-name="P7"><text:s text:c="4"/>Diff= <text:s/>1 <text:s text:c="2"/>1 <text:s text:c="2"/>0 <text:s/>0<text:line-break/><text:s text:c="4"/>Dist= <text:s/>12 + 12 = 2</text:p>
      <text:p text:style-name="P7"/>
      <text:p text:style-name="P7">Additional constraints: each string must be split into two or more sections, and none of the sections can be empty.</text:p>
      <text:p text:style-name="P7"/>
      <text:p text:style-name="P7">Hint: Try to think in terms of the spaces between numbers, instead of the numbers themselves, i.e. possible locations of a "cut" defining a subsection of a string. Try to determine how to pair up cut-points between the two strings. <text:s/></text:p>
      <text:p text:style-name="P7"/>
      <text:p text:style-name="P21">Hint 2: This is similar to the optical map alignment discussed in the review session.</text:p>
      <text:p text:style-name="P21"/>
      <text:p text:style-name="P21">1b. Given two lists of integers whose sums are equal, divide each list into a same number of groups that satisfy the following criteria:</text:p>
      <text:p text:style-name="P7">a) The list of numbers obtained by replacing each group with the sum of its members is the same for <text:s/>both of the original lists</text:p>
      <text:p text:style-name="P7">b) The number of groups is maximal over all possible groupings satisfying a). </text:p>
      <text:p text:style-name="P7"/>
      <text:p text:style-name="P7">For example, the lists 3, 2, 4, 7, 1, 4 <text:s/>and 1, 4, 1, 5, 5, 3, 2, can be broken up into 3 groups as follows:</text:p>
      <text:p text:style-name="P7">(3,2) (4,7) (1, 4)</text:p>
      <text:p text:style-name="P7">(1,4) (1, 5, 5) (3, 2)</text:p>
      <text:p text:style-name="P7">leading to a same list of sums: 5, 11, 5.</text:p>
      <text:p text:style-name="P7">Hints: </text:p>
      <text:p text:style-name="P7"><text:s/>- this algorithm is similar to that for the longest increasing subsequence problem. <text:s/></text:p>
      <text:p text:style-name="P21"><text:s/>- try to think in terms of the spaces between the numbers, i.e. where the groups start and end.</text:p>
      <text:p text:style-name="P8"><text:span text:style-name="T1">Genetic Analysis</text:span></text:p>
      <text:p text:style-name="P7">1. Calculate the heterozygosities corresponding to each of the allele probability distributions presented below. <text:s/>To ensure arithmetic mistakes do not make you lose points, please also define heterozygosity and write out the formula for computing it.</text:p>
      <text:p text:style-name="P7"/>
      <table:table table:name="Table6"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6">Probability for allele</text:p>
          </table:table-cell>
          <table:table-cell table:style-name="TableCell1">
            <text:p text:style-name="P7">Heterozygosity</text:p>
          </table:table-cell>
        </table:table-row>
        <table:table-row>
          <table:table-cell table:style-name="TableCell1">
            <text:p text:style-name="P7">1</text:p>
          </table:table-cell>
          <table:table-cell table:style-name="TableCell1">
            <text:p text:style-name="P7">2</text:p>
          </table:table-cell>
          <table:table-cell table:style-name="TableCell1">
            <text:p text:style-name="P7">3</text:p>
          </table:table-cell>
          <table:table-cell table:style-name="TableCell1">
            <text:p text:style-name="P7">4</text:p>
          </table:table-cell>
        </table:table-row>
        <table:table-row>
          <table:table-cell table:style-name="TableCell1">
            <text:p text:style-name="P7">1</text:p>
          </table:table-cell>
          <table:table-cell table:style-name="TableCell1">
            <text:p text:style-name="P7">0</text:p>
          </table:table-cell>
          <table:table-cell table:style-name="TableCell1">
            <text:p text:style-name="P7">0</text:p>
          </table:table-cell>
          <table:table-cell table:style-name="TableCell1">
            <text:p text:style-name="P7">0</text:p>
          </table:table-cell>
          <table:table-cell table:style-name="TableCell1">
            <text:p text:style-name="P7"/>
          </table:table-cell>
        </table:table-row>
        <table:table-row>
          <table:table-cell table:style-name="TableCell1">
            <text:p text:style-name="P7">0.8</text:p>
          </table:table-cell>
          <table:table-cell table:style-name="TableCell1">
            <text:p text:style-name="P7">0.2</text:p>
          </table:table-cell>
          <table:table-cell table:style-name="TableCell1">
            <text:p text:style-name="P7">0</text:p>
          </table:table-cell>
          <table:table-cell table:style-name="TableCell1">
            <text:p text:style-name="P7">0</text:p>
          </table:table-cell>
          <table:table-cell table:style-name="TableCell1">
            <text:p text:style-name="P7"/>
          </table:table-cell>
        </table:table-row>
        <table:table-row>
          <table:table-cell table:style-name="TableCell1">
            <text:p text:style-name="P7">0.5</text:p>
          </table:table-cell>
          <table:table-cell table:style-name="TableCell1">
            <text:p text:style-name="P7">0.5</text:p>
          </table:table-cell>
          <table:table-cell table:style-name="TableCell1">
            <text:p text:style-name="P7">0</text:p>
          </table:table-cell>
          <table:table-cell table:style-name="TableCell1">
            <text:p text:style-name="P7">0</text:p>
          </table:table-cell>
          <table:table-cell table:style-name="TableCell1">
            <text:p text:style-name="P7"/>
          </table:table-cell>
        </table:table-row>
        <table:table-row>
          <table:table-cell table:style-name="TableCell1">
            <text:p text:style-name="P7">0.5</text:p>
          </table:table-cell>
          <table:table-cell table:style-name="TableCell1">
            <text:p text:style-name="P7">0.3</text:p>
          </table:table-cell>
          <table:table-cell table:style-name="TableCell1">
            <text:p text:style-name="P7">0.2</text:p>
          </table:table-cell>
          <table:table-cell table:style-name="TableCell1">
            <text:p text:style-name="P7">0</text:p>
          </table:table-cell>
          <table:table-cell table:style-name="TableCell1">
            <text:p text:style-name="P7"/>
          </table:table-cell>
        </table:table-row>
        <table:table-row>
          <table:table-cell table:style-name="TableCell1">
            <text:p text:style-name="P7">0.25</text:p>
          </table:table-cell>
          <table:table-cell table:style-name="TableCell1">
            <text:p text:style-name="P7">0.25</text:p>
          </table:table-cell>
          <table:table-cell table:style-name="TableCell1">
            <text:p text:style-name="P7">0.25</text:p>
          </table:table-cell>
          <table:table-cell table:style-name="TableCell1">
            <text:p text:style-name="P7">0.25</text:p>
          </table:table-cell>
          <table:table-cell table:style-name="TableCell1">
            <text:p text:style-name="P7"/>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